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2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28cm"/>
    </style:style>
    <style:style style:name="gr4" style:family="graphic" style:parent-style-name="standard">
      <style:graphic-properties draw:stroke="none" draw:fill="none" fo:min-height="6.032cm"/>
    </style:style>
    <style:style style:name="gr5" style:family="graphic" style:parent-style-name="standard">
      <style:graphic-properties draw:stroke="none" draw:fill="none" fo:min-height="5.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00</text:p>
          </draw:text-box>
        </draw:frame>
        <draw:frame draw:style-name="gr1" draw:text-style-name="P2" draw:layer="layout" svg:width="17.224cm" svg:height="11.765cm" svg:x="5.416cm" svg:y="6.765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101 <text:s text:c="2"/>0 <text:s text:c="2"/>0 <text:s text:c="2"/>1 <text:s text:c="2"/>3 <text:s text:c="2"/>1 <text:s text:c="2"/>5 <text:s text:c="2"/>0 <text:s text:c="2"/>4 <text:s text:c="2"/>2</text:span></text:p>
            <text:p text:style-name="P1"><text:span text:style-name="T1"><text:s text:c="5"/></text:span><text:span text:style-name="T1">1 <text:s text:c="2"/>0 <text:s/>95 <text:s text:c="2"/>7 <text:s text:c="2"/>7 <text:s text:c="2"/>4 <text:s text:c="2"/>7 <text:s text:c="2"/>8 <text:s text:c="2"/>0 <text:s text:c="2"/>3 <text:s text:c="2"/>0</text:span></text:p>
            <text:p text:style-name="P1"><text:span text:style-name="T1"><text:s text:c="5"/></text:span><text:span text:style-name="T1">2 <text:s text:c="2"/>0 <text:s text:c="2"/>0 <text:s/>89 <text:s/>11 <text:s text:c="2"/>0 <text:s text:c="2"/>1 <text:s text:c="2"/>0 <text:s text:c="2"/>4 <text:s text:c="2"/>2 <text:s text:c="2"/>0</text:span></text:p>
            <text:p text:style-name="P1"><text:span text:style-name="T1"><text:s text:c="5"/></text:span><text:span text:style-name="T1">3 <text:s text:c="2"/>0 <text:s text:c="2"/>0 <text:s text:c="2"/>4 <text:s/>61 <text:s text:c="2"/>0 <text:s text:c="2"/>2 <text:s text:c="2"/>1 <text:s text:c="2"/>2 <text:s text:c="2"/>1 <text:s text:c="2"/>0</text:span></text:p>
            <text:p text:style-name="P1"><text:span text:style-name="T1"><text:s text:c="5"/></text:span><text:span text:style-name="T1">4 <text:s text:c="2"/>0 <text:s text:c="2"/>0 <text:s text:c="2"/>0 <text:s text:c="2"/>1 <text:s/>67 <text:s text:c="2"/>0 <text:s text:c="2"/>2 <text:s text:c="2"/>0 <text:s text:c="2"/>3 <text:s text:c="2"/>6</text:span></text:p>
            <text:p text:style-name="P1"><text:span text:style-name="T1"><text:s text:c="5"/></text:span><text:span text:style-name="T1">5 <text:s text:c="2"/>2 <text:s text:c="2"/>0 <text:s text:c="2"/>3 <text:s/>18 <text:s text:c="2"/>1 <text:s/>67 <text:s text:c="2"/>5 <text:s text:c="2"/>4 <text:s text:c="2"/>3 <text:s text:c="2"/>1</text:span></text:p>
            <text:p text:style-name="P1"><text:span text:style-name="T1"><text:s text:c="5"/></text:span><text:span text:style-name="T1">6 <text:s text:c="2"/>0 <text:s text:c="2"/>0 <text:s text:c="2"/>2 <text:s text:c="2"/>1 <text:s text:c="2"/>0 <text:s text:c="2"/>0 <text:s/>83 <text:s text:c="2"/>0 <text:s text:c="2"/>0 <text:s text:c="2"/>0</text:span></text:p>
            <text:p text:style-name="P1"><text:span text:style-name="T1"><text:s text:c="5"/></text:span><text:span text:style-name="T1">7 <text:s text:c="2"/>0 <text:s text:c="2"/>1 <text:s text:c="2"/>1 <text:s text:c="2"/>2 <text:s text:c="2"/>0 <text:s text:c="2"/>2 <text:s text:c="2"/>0 <text:s/>93 <text:s text:c="2"/>0 <text:s text:c="2"/>8</text:span></text:p>
            <text:p text:style-name="P1"><text:span text:style-name="T1"><text:s text:c="5"/></text:span><text:span text:style-name="T1">8 <text:s/>13 <text:s text:c="2"/>0 <text:s text:c="2"/>6 <text:s text:c="2"/>8 <text:s text:c="2"/>1 <text:s text:c="2"/>2 <text:s text:c="2"/>1 <text:s text:c="2"/>0 <text:s/>94 <text:s text:c="2"/>1</text:span></text:p>
            <text:p text:style-name="P1"><text:span text:style-name="T1"><text:s text:c="5"/></text:span><text:span text:style-name="T1">9 <text:s text:c="2"/>0 <text:s text:c="2"/>0 <text:s text:c="2"/>0 <text:s text:c="2"/>1 <text:s/>24 <text:s text:c="2"/>3 <text:s text:c="2"/>0 <text:s/>15 <text:s text:c="2"/>3 <text:s/>75</text:span></text:p>
            <text:p text:style-name="P1"><text:span text:style-name="T1">&gt; print(sum(testSet$predRight))</text:span></text:p>
            <text:p text:style-name="P1"><text:span text:style-name="T1">[1] 825</text:span></text:p>
            <text:p text:style-name="P1"><text:span text:style-name="T1">&gt; print(paste(toString(sum(testSet$predRight))," of ",toString(nrow(testSet))))</text:span></text:p>
            <text:p text:style-name="P1"><text:span text:style-name="T1">[1] "825 <text:s/>of <text:s/>1049"</text:span></text:p>
            <text:p text:style-name="P1"><text:span text:style-name="T1">&gt; print(sum(testSet$predRight))/(nrow(testSet))</text:span></text:p>
            <text:p text:style-name="P1"><text:span text:style-name="T1">[1] 825</text:span></text:p>
            <text:p text:style-name="P1"><text:span text:style-name="T1">[1] 0.78646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200 in training set</text:p>
          </draw:text-box>
        </draw:frame>
        <draw:frame draw:style-name="gr3" draw:text-style-name="P2" draw:layer="layout" svg:width="16.999cm" svg:height="8.129cm" svg:x="5.099cm" svg:y="6.858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100 <text:s text:c="2"/>0 <text:s text:c="2"/>0 <text:s text:c="2"/>2 <text:s text:c="2"/>2 <text:s text:c="2"/>0 <text:s text:c="2"/>3 <text:s text:c="2"/>0 <text:s text:c="2"/>3 <text:s text:c="2"/>1</text:span></text:p>
            <text:p text:style-name="P1"><text:span text:style-name="T1"><text:s text:c="5"/></text:span><text:span text:style-name="T1">1 <text:s text:c="2"/>0 101 <text:s text:c="2"/>7 <text:s text:c="2"/>7 <text:s text:c="2"/>0 <text:s text:c="2"/>4 <text:s text:c="2"/>0 <text:s text:c="2"/>3 <text:s text:c="2"/>4 <text:s text:c="2"/>0</text:span></text:p>
            <text:p text:style-name="P1"><text:span text:style-name="T1"><text:s text:c="5"/></text:span><text:span text:style-name="T1">2 <text:s text:c="2"/>0 <text:s text:c="2"/>3 <text:s/>82 <text:s text:c="2"/>7 <text:s text:c="2"/>0 <text:s text:c="2"/>3 <text:s text:c="2"/>0 <text:s text:c="2"/>4 <text:s text:c="2"/>1 <text:s text:c="2"/>0</text:span></text:p>
            <text:p text:style-name="P1"><text:span text:style-name="T1"><text:s text:c="5"/></text:span><text:span text:style-name="T1">3 <text:s text:c="2"/>0 <text:s text:c="2"/>0 <text:s text:c="2"/>2 <text:s/>73 <text:s text:c="2"/>0 <text:s/>16 <text:s text:c="2"/>0 <text:s text:c="2"/>0 <text:s text:c="2"/>0 <text:s text:c="2"/>0</text:span></text:p>
            <text:p text:style-name="P1"><text:span text:style-name="T1"><text:s text:c="5"/></text:span><text:span text:style-name="T1">4 <text:s text:c="2"/>1 <text:s text:c="2"/>4 <text:s text:c="2"/>0 <text:s text:c="2"/>1 <text:s/>71 <text:s text:c="2"/>3 <text:s text:c="2"/>2 <text:s text:c="2"/>1 <text:s/>10 <text:s/>12</text:span></text:p>
            <text:p text:style-name="P1"><text:span text:style-name="T1"><text:s text:c="5"/></text:span><text:span text:style-name="T1">5 <text:s text:c="2"/>0 <text:s text:c="2"/>0 <text:s text:c="2"/>3 <text:s text:c="2"/>8 <text:s text:c="2"/>2 <text:s/>74 <text:s text:c="2"/>2 <text:s text:c="2"/>0 <text:s text:c="2"/>2 <text:s text:c="2"/>2</text:span></text:p>
            <text:p text:style-name="P1"><text:span text:style-name="T1"><text:s text:c="5"/></text:span><text:span text:style-name="T1">6 <text:s text:c="2"/>1 <text:s text:c="2"/>0 <text:s text:c="2"/>3 <text:s text:c="2"/>2 <text:s text:c="2"/>1 <text:s text:c="2"/>0 <text:s/>87 <text:s text:c="2"/>0 <text:s text:c="2"/>2 <text:s text:c="2"/>0</text:span></text:p>
            <text:p text:style-name="P1"><text:span text:style-name="T1"><text:s text:c="5"/></text:span><text:span text:style-name="T1">7 <text:s text:c="2"/>0 <text:s text:c="2"/>2 <text:s text:c="2"/>1 <text:s text:c="2"/>5 <text:s text:c="2"/>1 <text:s text:c="2"/>7 <text:s text:c="2"/>0 <text:s/>67 <text:s text:c="2"/>0 <text:s/>12</text:span></text:p>
            <text:p text:style-name="P1"><text:span text:style-name="T1"><text:s text:c="5"/></text:span><text:span text:style-name="T1">8 <text:s text:c="2"/>4 <text:s text:c="2"/>1 <text:s text:c="2"/>9 <text:s text:c="2"/>4 <text:s text:c="2"/>1 <text:s text:c="2"/>1 <text:s text:c="2"/>1 <text:s text:c="2"/>0 <text:s/>71 <text:s text:c="2"/>0</text:span></text:p>
            <text:p text:style-name="P1"><text:span text:style-name="T1"><text:s text:c="5"/></text:span><text:span text:style-name="T1">9 <text:s text:c="2"/>0 <text:s text:c="2"/>0 <text:s text:c="2"/>0 <text:s text:c="2"/>2 <text:s/>21 <text:s text:c="2"/>2 <text:s text:c="2"/>0 <text:s/>27 <text:s text:c="2"/>6 <text:s/>80</text:span></text:p>
            <text:p text:style-name="P1"><text:span text:style-name="T1">[1] "806 <text:s/>of <text:s/>1047"</text:span></text:p>
            <text:p text:style-name="P1"><text:span text:style-name="T1">[1] "76.981852913085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00</text:p>
          </draw:text-box>
        </draw:frame>
        <draw:frame draw:style-name="gr4" draw:text-style-name="P2" draw:layer="layout" svg:width="17.224cm" svg:height="10.553cm" svg:x="5.416cm" svg:y="8.566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<text:s/>92 <text:s text:c="2"/>0 <text:s text:c="2"/>0 <text:s text:c="2"/>0 <text:s text:c="2"/>1 <text:s text:c="2"/>1 <text:s text:c="2"/>0 <text:s text:c="2"/>1 <text:s text:c="2"/>2 <text:s text:c="2"/>0</text:span></text:p>
            <text:p text:style-name="P1"><text:span text:style-name="T1"><text:s text:c="5"/></text:span><text:span text:style-name="T1">1 <text:s text:c="2"/>0 114 <text:s text:c="2"/>1 <text:s text:c="2"/>2 <text:s text:c="2"/>0 <text:s text:c="2"/>2 <text:s text:c="2"/>0 <text:s text:c="2"/>1 <text:s text:c="2"/>0 <text:s text:c="2"/>0</text:span></text:p>
            <text:p text:style-name="P1"><text:span text:style-name="T1"><text:s text:c="5"/></text:span><text:span text:style-name="T1">2 <text:s text:c="2"/>1 <text:s text:c="2"/>1 <text:s/>82 <text:s text:c="2"/>4 <text:s text:c="2"/>0 <text:s text:c="2"/>0 <text:s text:c="2"/>1 <text:s text:c="2"/>0 <text:s text:c="2"/>0 <text:s text:c="2"/>0</text:span></text:p>
            <text:p text:style-name="P1"><text:span text:style-name="T1"><text:s text:c="5"/></text:span><text:span text:style-name="T1">3 <text:s text:c="2"/>0 <text:s text:c="2"/>0 <text:s text:c="2"/>1 <text:s/>86 <text:s text:c="2"/>1 <text:s text:c="2"/>9 <text:s text:c="2"/>1 <text:s text:c="2"/>0 <text:s text:c="2"/>1 <text:s text:c="2"/>2</text:span></text:p>
            <text:p text:style-name="P1"><text:span text:style-name="T1"><text:s text:c="5"/></text:span><text:span text:style-name="T1">4 <text:s text:c="2"/>1 <text:s text:c="2"/>0 <text:s text:c="2"/>1 <text:s text:c="2"/>2 <text:s/>81 <text:s text:c="2"/>1 <text:s text:c="2"/>0 <text:s text:c="2"/>1 <text:s text:c="2"/>2 <text:s text:c="2"/>8</text:span></text:p>
            <text:p text:style-name="P1"><text:span text:style-name="T1"><text:s text:c="5"/></text:span><text:span text:style-name="T1">5 <text:s text:c="2"/>0 <text:s text:c="2"/>0 <text:s text:c="2"/>2 <text:s text:c="2"/>5 <text:s text:c="2"/>1 <text:s/>82 <text:s text:c="2"/>4 <text:s text:c="2"/>0 <text:s text:c="2"/>2 <text:s text:c="2"/>2</text:span></text:p>
            <text:p text:style-name="P1"><text:span text:style-name="T1"><text:s text:c="5"/></text:span><text:span text:style-name="T1">6 <text:s text:c="2"/>8 <text:s text:c="2"/>2 <text:s text:c="2"/>3 <text:s text:c="2"/>5 <text:s text:c="2"/>1 <text:s text:c="2"/>4 <text:s/>96 <text:s text:c="2"/>0 <text:s text:c="2"/>1 <text:s text:c="2"/>0</text:span></text:p>
            <text:p text:style-name="P1"><text:span text:style-name="T1"><text:s text:c="5"/></text:span><text:span text:style-name="T1">7 <text:s text:c="2"/>0 <text:s text:c="2"/>0 <text:s text:c="2"/>2 <text:s text:c="2"/>5 <text:s text:c="2"/>0 <text:s text:c="2"/>0 <text:s text:c="2"/>0 <text:s/>82 <text:s text:c="2"/>0 <text:s text:c="2"/>3</text:span></text:p>
            <text:p text:style-name="P1"><text:span text:style-name="T1"><text:s text:c="5"/></text:span><text:span text:style-name="T1">8 <text:s text:c="2"/>8 <text:s text:c="2"/>0 <text:s text:c="2"/>2 <text:s text:c="2"/>5 <text:s text:c="2"/>3 <text:s text:c="2"/>5 <text:s text:c="2"/>1 <text:s text:c="2"/>0 <text:s/>89 <text:s text:c="2"/>4</text:span></text:p>
            <text:p text:style-name="P1"><text:span text:style-name="T1"><text:s text:c="5"/></text:span><text:span text:style-name="T1">9 <text:s text:c="2"/>0 <text:s text:c="2"/>0 <text:s text:c="2"/>0 <text:s text:c="2"/>1 <text:s text:c="2"/>5 <text:s text:c="2"/>1 <text:s text:c="2"/>0 <text:s/>12 <text:s text:c="2"/>4 <text:s/>84</text:span></text:p>
            <text:p text:style-name="P1"><text:span text:style-name="T1">&gt; print(paste(toString(sum(testSet$predRight))," of ",toString(nrow(testSet))))</text:span></text:p>
            <text:p text:style-name="P1"><text:span text:style-name="T1">[1] "888 <text:s/>of <text:s/>1038"</text:span></text:p>
            <text:p text:style-name="P1"><text:span text:style-name="T1">&gt; print((paste(toString(100*sum(testSet$predRight)/(nrow(testSet))),"%")))</text:span></text:p>
            <text:p text:style-name="P1"><text:span text:style-name="T1">[1] "85.5491329479769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000</text:p>
          </draw:text-box>
        </draw:frame>
        <draw:frame draw:style-name="gr5" draw:text-style-name="P2" draw:layer="layout" svg:width="14.925cm" svg:height="8.735cm" svg:x="9.967cm" svg:y="7.569cm">
          <draw:text-box>
            <text:p text:style-name="P1"><text:span text:style-name="T1"><text:s text:c="4"/></text:span></text:p>
            <text:p text:style-name="P1"><text:span text:style-name="T1">rfTest <text:s/>0 <text:s/>1 <text:s/>2 <text:s/>3 <text:s/>4 <text:s/>5 <text:s/>6 <text:s/>7 <text:s/>8 <text:s/>9</text:span></text:p>
            <text:p text:style-name="P1"><text:span text:style-name="T1"><text:s text:c="5"/></text:span><text:span text:style-name="T1">0 96 <text:s/>0 <text:s/>1 <text:s/>0 <text:s/>1 <text:s/>1 <text:s/>2 <text:s/>0 <text:s/>1 <text:s/>1</text:span></text:p>
            <text:p text:style-name="P1"><text:span text:style-name="T1"><text:s text:c="5"/></text:span><text:span text:style-name="T1">1 <text:s/>0 99 <text:s/>0 <text:s/>2 <text:s/>0 <text:s/>0 <text:s/>0 <text:s/>0 <text:s/>0 <text:s/>0</text:span></text:p>
            <text:p text:style-name="P1"><text:span text:style-name="T1"><text:s text:c="5"/></text:span><text:span text:style-name="T1">2 <text:s/>1 <text:s/>1 93 <text:s/>6 <text:s/>0 <text:s/>0 <text:s/>0 <text:s/>1 <text:s/>2 <text:s/>0</text:span></text:p>
            <text:p text:style-name="P1"><text:span text:style-name="T1"><text:s text:c="5"/></text:span><text:span text:style-name="T1">3 <text:s/>0 <text:s/>0 <text:s/>5 80 <text:s/>0 <text:s/>3 <text:s/>0 <text:s/>0 <text:s/>0 <text:s/>0</text:span></text:p>
            <text:p text:style-name="P1"><text:span text:style-name="T1"><text:s text:c="5"/></text:span><text:span text:style-name="T1">4 <text:s/>0 <text:s/>0 <text:s/>0 <text:s/>0 80 <text:s/>1 <text:s/>0 <text:s/>2 <text:s/>1 <text:s/>8</text:span></text:p>
            <text:p text:style-name="P1"><text:span text:style-name="T1"><text:s text:c="5"/></text:span><text:span text:style-name="T1">5 <text:s/>1 <text:s/>0 <text:s/>1 <text:s/>4 <text:s/>1 68 10 <text:s/>1 <text:s/>0 <text:s/>1</text:span></text:p>
            <text:p text:style-name="P1"><text:span text:style-name="T1"><text:s text:c="5"/></text:span><text:span text:style-name="T1">6 <text:s/>4 <text:s/>3 <text:s/>4 <text:s/>0 <text:s/>5 <text:s/>3 97 <text:s/>0 <text:s/>1 <text:s/>0</text:span></text:p>
            <text:p text:style-name="P1"><text:span text:style-name="T1"><text:s text:c="5"/></text:span><text:span text:style-name="T1">7 <text:s/>0 <text:s/>0 <text:s/>1 <text:s/>2 <text:s/>1 <text:s/>3 <text:s/>0 98 <text:s/>1 <text:s/>9</text:span></text:p>
            <text:p text:style-name="P1"><text:span text:style-name="T1"><text:s text:c="5"/></text:span><text:span text:style-name="T1">8 <text:s/>5 <text:s/>0 <text:s/>2 <text:s/>4 <text:s/>5 <text:s/>3 <text:s/>0 <text:s/>0 96 <text:s/>0</text:span></text:p>
            <text:p text:style-name="P1"><text:span text:style-name="T1"><text:s text:c="5"/></text:span><text:span text:style-name="T1">9 <text:s/>0 <text:s/>0 <text:s/>0 <text:s/>4 11 <text:s/>3 <text:s/>0 <text:s/>5 <text:s/>0 81</text:span></text:p>
            <text:p text:style-name="P1"><text:span text:style-name="T1">[1] "888 <text:s/>of <text:s/>1026"</text:span></text:p>
            <text:p text:style-name="P1"><text:span text:style-name="T1">[1] "86.5497076023392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000</text:p>
          </draw:text-box>
        </draw:frame>
        <draw:frame draw:style-name="gr3" draw:text-style-name="P2" draw:layer="layout" svg:width="16.999cm" svg:height="8.129cm" svg:x="4.591cm" svg:y="7.874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<text:s/>97 <text:s text:c="2"/>0 <text:s text:c="2"/>0 <text:s text:c="2"/>0 <text:s text:c="2"/>0 <text:s text:c="2"/>2 <text:s text:c="2"/>1 <text:s text:c="2"/>0 <text:s text:c="2"/>2 <text:s text:c="2"/>1</text:span></text:p>
            <text:p text:style-name="P1"><text:span text:style-name="T1"><text:s text:c="5"/></text:span><text:span text:style-name="T1">1 <text:s text:c="2"/>0 114 <text:s text:c="2"/>0 <text:s text:c="2"/>0 <text:s text:c="2"/>0 <text:s text:c="2"/>0 <text:s text:c="2"/>0 <text:s text:c="2"/>0 <text:s text:c="2"/>1 <text:s text:c="2"/>0</text:span></text:p>
            <text:p text:style-name="P1"><text:span text:style-name="T1"><text:s text:c="5"/></text:span><text:span text:style-name="T1">2 <text:s text:c="2"/>0 <text:s text:c="2"/>1 <text:s/>77 <text:s text:c="2"/>7 <text:s text:c="2"/>0 <text:s text:c="2"/>3 <text:s text:c="2"/>0 <text:s text:c="2"/>1 <text:s text:c="2"/>5 <text:s text:c="2"/>0</text:span></text:p>
            <text:p text:style-name="P1"><text:span text:style-name="T1"><text:s text:c="5"/></text:span><text:span text:style-name="T1">3 <text:s text:c="2"/>0 <text:s text:c="2"/>1 <text:s text:c="2"/>4 <text:s/>92 <text:s text:c="2"/>0 <text:s text:c="2"/>1 <text:s text:c="2"/>0 <text:s text:c="2"/>2 <text:s text:c="2"/>1 <text:s text:c="2"/>0</text:span></text:p>
            <text:p text:style-name="P1"><text:span text:style-name="T1"><text:s text:c="5"/></text:span><text:span text:style-name="T1">4 <text:s text:c="2"/>1 <text:s text:c="2"/>0 <text:s text:c="2"/>2 <text:s text:c="2"/>0 <text:s/>79 <text:s text:c="2"/>0 <text:s text:c="2"/>1 <text:s text:c="2"/>6 <text:s text:c="2"/>1 <text:s text:c="2"/>5</text:span></text:p>
            <text:p text:style-name="P1"><text:span text:style-name="T1"><text:s text:c="5"/></text:span><text:span text:style-name="T1">5 <text:s text:c="2"/>0 <text:s text:c="2"/>0 <text:s text:c="2"/>0 <text:s text:c="2"/>6 <text:s text:c="2"/>2 <text:s/>81 <text:s text:c="2"/>4 <text:s text:c="2"/>0 <text:s text:c="2"/>2 <text:s text:c="2"/>0</text:span></text:p>
            <text:p text:style-name="P1"><text:span text:style-name="T1"><text:s text:c="5"/></text:span><text:span text:style-name="T1">6 <text:s text:c="2"/>4 <text:s text:c="2"/>0 <text:s text:c="2"/>4 <text:s text:c="2"/>1 <text:s text:c="2"/>3 <text:s text:c="2"/>1 <text:s/>89 <text:s text:c="2"/>0 <text:s text:c="2"/>0 <text:s text:c="2"/>0</text:span></text:p>
            <text:p text:style-name="P1"><text:span text:style-name="T1"><text:s text:c="5"/></text:span><text:span text:style-name="T1">7 <text:s text:c="2"/>0 <text:s text:c="2"/>0 <text:s text:c="2"/>0 <text:s text:c="2"/>1 <text:s text:c="2"/>0 <text:s text:c="2"/>0 <text:s text:c="2"/>0 <text:s/>90 <text:s text:c="2"/>0 <text:s text:c="2"/>5</text:span></text:p>
            <text:p text:style-name="P1"><text:span text:style-name="T1"><text:s text:c="5"/></text:span><text:span text:style-name="T1">8 <text:s text:c="2"/>2 <text:s text:c="2"/>0 <text:s text:c="2"/>2 <text:s text:c="2"/>1 <text:s text:c="2"/>1 <text:s text:c="2"/>2 <text:s text:c="2"/>0 <text:s text:c="2"/>1 <text:s/>86 <text:s text:c="2"/>2</text:span></text:p>
            <text:p text:style-name="P1"><text:span text:style-name="T1"><text:s text:c="5"/></text:span><text:span text:style-name="T1">9 <text:s text:c="2"/>0 <text:s text:c="2"/>0 <text:s text:c="2"/>0 <text:s text:c="2"/>2 <text:s text:c="2"/>6 <text:s text:c="2"/>1 <text:s text:c="2"/>0 <text:s text:c="2"/>7 <text:s text:c="2"/>1 <text:s/>84</text:span></text:p>
            <text:p text:style-name="P1"><text:span text:style-name="T1">[1] "889 <text:s/>of <text:s/>999"</text:span></text:p>
            <text:p text:style-name="P1"><text:span text:style-name="T1">[1] "88.988988988989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7500</text:p>
          </draw:text-box>
        </draw:frame>
        <draw:frame draw:style-name="gr5" draw:text-style-name="P2" draw:layer="layout" svg:width="16.999cm" svg:height="8.735cm" svg:x="3.829cm" svg:y="7.267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587 <text:s text:c="2"/>0 <text:s text:c="2"/>3 <text:s text:c="2"/>1 <text:s text:c="2"/>5 <text:s text:c="2"/>4 <text:s text:c="2"/>8 <text:s text:c="2"/>0 <text:s text:c="2"/>4 <text:s text:c="2"/>2</text:span></text:p>
            <text:p text:style-name="P1"><text:span text:style-name="T1"><text:s text:c="5"/></text:span><text:span text:style-name="T1">1 <text:s text:c="2"/>0 699 <text:s text:c="2"/>6 <text:s text:c="2"/>3 <text:s text:c="2"/>0 <text:s text:c="2"/>4 <text:s text:c="2"/>2 <text:s text:c="2"/>0 <text:s text:c="2"/>0 <text:s text:c="2"/>0</text:span></text:p>
            <text:p text:style-name="P1"><text:span text:style-name="T1"><text:s text:c="5"/></text:span><text:span text:style-name="T1">2 <text:s text:c="2"/>2 <text:s text:c="2"/>3 587 <text:s/>27 <text:s text:c="2"/>1 <text:s/>13 <text:s text:c="2"/>3 <text:s/>13 <text:s text:c="2"/>6 <text:s text:c="2"/>1</text:span></text:p>
            <text:p text:style-name="P1"><text:span text:style-name="T1"><text:s text:c="5"/></text:span><text:span text:style-name="T1">3 <text:s text:c="2"/>0 <text:s text:c="2"/>3 <text:s/>13 564 <text:s text:c="2"/>0 <text:s/>32 <text:s text:c="2"/>0 <text:s text:c="2"/>4 <text:s text:c="2"/>3 <text:s text:c="2"/>3</text:span></text:p>
            <text:p text:style-name="P1"><text:span text:style-name="T1"><text:s text:c="5"/></text:span><text:span text:style-name="T1">4 <text:s text:c="2"/>2 <text:s text:c="2"/>1 <text:s text:c="2"/>3 <text:s text:c="2"/>1 564 <text:s text:c="2"/>3 <text:s text:c="2"/>1 <text:s/>11 <text:s/>11 <text:s/>40</text:span></text:p>
            <text:p text:style-name="P1"><text:span text:style-name="T1"><text:s text:c="5"/></text:span><text:span text:style-name="T1">5 <text:s text:c="2"/>2 <text:s text:c="2"/>6 <text:s text:c="2"/>8 <text:s/>31 <text:s text:c="2"/>0 503 <text:s/>15 <text:s text:c="2"/>1 <text:s/>12 <text:s text:c="2"/>2</text:span></text:p>
            <text:p text:style-name="P1"><text:span text:style-name="T1"><text:s text:c="5"/></text:span><text:span text:style-name="T1">6 <text:s text:c="2"/>7 <text:s text:c="2"/>1 <text:s text:c="2"/>6 <text:s text:c="2"/>4 <text:s text:c="2"/>3 <text:s text:c="2"/>3 595 <text:s text:c="2"/>0 <text:s text:c="2"/>2 <text:s text:c="2"/>0</text:span></text:p>
            <text:p text:style-name="P1"><text:span text:style-name="T1"><text:s text:c="5"/></text:span><text:span text:style-name="T1">7 <text:s text:c="2"/>0 <text:s text:c="2"/>0 <text:s text:c="2"/>4 <text:s/>12 <text:s text:c="2"/>5 <text:s text:c="2"/>2 <text:s text:c="2"/>0 589 <text:s text:c="2"/>2 <text:s/>13</text:span></text:p>
            <text:p text:style-name="P1"><text:span text:style-name="T1"><text:s text:c="5"/></text:span><text:span text:style-name="T1">8 <text:s/>12 <text:s text:c="2"/>3 <text:s/>20 <text:s/>11 <text:s text:c="2"/>3 <text:s/>10 <text:s text:c="2"/>2 <text:s text:c="2"/>2 595 <text:s text:c="2"/>5</text:span></text:p>
            <text:p text:style-name="P1"><text:span text:style-name="T1"><text:s text:c="5"/></text:span><text:span text:style-name="T1">9 <text:s text:c="2"/>0 <text:s text:c="2"/>1 <text:s text:c="2"/>1 <text:s/>12 <text:s/>37 <text:s/>17 <text:s text:c="2"/>0 <text:s/>42 <text:s/>13 543</text:span></text:p>
            <text:p text:style-name="P1"><text:span text:style-name="T1">[1] "5826 <text:s/>of <text:s/>6400"</text:span></text:p>
            <text:p text:style-name="P1"><text:span text:style-name="T1">[1] "91.03125 %"</text:span></text:p>
            <text:p text:style-name="P1"><text:span text:style-name="T1">[1] "applied model 1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00 gbm</text:p>
          </draw:text-box>
        </draw:frame>
        <draw:frame draw:style-name="gr3" draw:text-style-name="P2" draw:layer="layout" svg:width="18.523cm" svg:height="8.129cm" svg:x="3.556cm" svg:y="6.35cm">
          <draw:text-box>
            <text:p text:style-name="P4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4"><text:span text:style-name="T1"><text:s text:c="5"/></text:span><text:span text:style-name="T1">0 771 <text:s text:c="2"/>0 <text:s text:c="2"/>7 <text:s text:c="2"/>9 <text:s/>21 <text:s/>13 <text:s/>61 <text:s/>12 <text:s/>17 <text:s/>23</text:span></text:p>
            <text:p text:style-name="P4"><text:span text:style-name="T1"><text:s text:c="5"/></text:span><text:span text:style-name="T1">1 <text:s text:c="2"/>0 887 <text:s/>19 <text:s/>30 <text:s/>59 <text:s/>20 <text:s/>19 <text:s/>10 <text:s/>35 <text:s text:c="2"/>3</text:span></text:p>
            <text:p text:style-name="P4"><text:span text:style-name="T1"><text:s text:c="5"/></text:span><text:span text:style-name="T1">2 <text:s text:c="2"/>4 <text:s text:c="2"/>5 673 <text:s/>72 <text:s text:c="2"/>1 <text:s/>51 <text:s/>10 <text:s/>20 <text:s/>16 <text:s text:c="2"/>0</text:span></text:p>
            <text:p text:style-name="P4"><text:span text:style-name="T1"><text:s text:c="5"/></text:span><text:span text:style-name="T1">3 <text:s text:c="2"/>1 <text:s text:c="2"/>3 <text:s/>47 465 <text:s/>14 <text:s/>81 <text:s text:c="2"/>1 <text:s text:c="2"/>9 <text:s/>11 <text:s text:c="2"/>4</text:span></text:p>
            <text:p text:style-name="P4"><text:span text:style-name="T1"><text:s text:c="5"/></text:span><text:span text:style-name="T1">4 <text:s text:c="2"/>1 <text:s text:c="2"/>0 <text:s text:c="2"/>2 <text:s/>12 551 <text:s/>10 <text:s text:c="2"/>4 <text:s text:c="2"/>5 <text:s/>21 <text:s/>31</text:span></text:p>
            <text:p text:style-name="P4"><text:span text:style-name="T1"><text:s text:c="5"/></text:span><text:span text:style-name="T1">5 <text:s text:c="2"/>9 <text:s text:c="2"/>3 <text:s/>33 141 <text:s text:c="2"/>8 533 <text:s/>35 <text:s text:c="2"/>3 <text:s/>76 <text:s/>14</text:span></text:p>
            <text:p text:style-name="P4"><text:span text:style-name="T1"><text:s text:c="5"/></text:span><text:span text:style-name="T1">6 <text:s text:c="2"/>5 <text:s text:c="2"/>3 <text:s/>19 <text:s text:c="2"/>4 <text:s/>21 <text:s/>13 698 <text:s text:c="2"/>0 <text:s text:c="2"/>5 <text:s text:c="2"/>0</text:span></text:p>
            <text:p text:style-name="P4"><text:span text:style-name="T1"><text:s text:c="5"/></text:span><text:span text:style-name="T1">7 <text:s text:c="2"/>0 <text:s text:c="2"/>5 <text:s/>10 <text:s/>27 <text:s/>16 <text:s/>10 <text:s text:c="2"/>0 661 <text:s text:c="2"/>7 <text:s/>64</text:span></text:p>
            <text:p text:style-name="P4"><text:span text:style-name="T1"><text:s text:c="5"/></text:span><text:span text:style-name="T1">8 <text:s/>55 <text:s text:c="2"/>0 <text:s/>29 <text:s/>54 <text:s/>12 <text:s/>28 <text:s/>10 <text:s text:c="2"/>1 576 <text:s text:c="2"/>8</text:span></text:p>
            <text:p text:style-name="P4"><text:span text:style-name="T1"><text:s text:c="5"/></text:span><text:span text:style-name="T1">9 <text:s text:c="2"/>0 <text:s text:c="2"/>1 <text:s text:c="2"/>0 <text:s/>23 141 <text:s/>25 <text:s text:c="2"/>0 118 <text:s/>29 706</text:span></text:p>
            <text:p text:style-name="P4"><text:span text:style-name="T1">[1] "6521 <text:s/>of <text:s/>8380"</text:span></text:p>
            <text:p text:style-name="P4"><text:span text:style-name="T1">[1] "77.8162291169451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000 svm</text:p>
          </draw:text-box>
        </draw:frame>
        <draw:frame draw:style-name="gr3" draw:text-style-name="P2" draw:layer="layout" svg:width="16.999cm" svg:height="8.129cm" svg:x="5.08cm" svg:y="7.62cm">
          <draw:text-box>
            <text:p text:style-name="P2"><text:span text:style-name="T2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2"><text:span text:style-name="T2"><text:s text:c="5"/></text:span><text:span text:style-name="T2">0 715 <text:s text:c="2"/>0 <text:s text:c="2"/>3 <text:s text:c="2"/>0 <text:s text:c="2"/>2 <text:s text:c="2"/>1 <text:s/>17 <text:s text:c="2"/>0 <text:s text:c="2"/>6 <text:s text:c="2"/>1</text:span></text:p>
            <text:p text:style-name="P2"><text:span text:style-name="T2"><text:s text:c="5"/></text:span><text:span text:style-name="T2">1 <text:s text:c="2"/>0 856 <text:s text:c="2"/>2 <text:s text:c="2"/>7 <text:s text:c="2"/>1 <text:s text:c="2"/>8 <text:s text:c="2"/>2 <text:s text:c="2"/>2 <text:s text:c="2"/>8 <text:s text:c="2"/>0</text:span></text:p>
            <text:p text:style-name="P2"><text:span text:style-name="T2"><text:s text:c="5"/></text:span><text:span text:style-name="T2">2 <text:s/>13 <text:s/>14 735 <text:s/>67 <text:s text:c="2"/>2 <text:s/>24 <text:s text:c="2"/>4 <text:s/>11 <text:s/>12 <text:s text:c="2"/>0</text:span></text:p>
            <text:p text:style-name="P2"><text:span text:style-name="T2"><text:s text:c="5"/></text:span><text:span text:style-name="T2">3 <text:s text:c="2"/>0 <text:s text:c="2"/>6 <text:s/>11 669 <text:s text:c="2"/>0 <text:s/>22 <text:s text:c="2"/>0 <text:s text:c="2"/>9 <text:s text:c="2"/>4 <text:s text:c="2"/>6</text:span></text:p>
            <text:p text:style-name="P2"><text:span text:style-name="T2"><text:s text:c="5"/></text:span><text:span text:style-name="T2">4 <text:s text:c="2"/>0 <text:s text:c="2"/>2 <text:s text:c="2"/>3 <text:s text:c="2"/>2 651 <text:s text:c="2"/>1 <text:s text:c="2"/>1 <text:s text:c="2"/>7 <text:s/>16 <text:s/>59</text:span></text:p>
            <text:p text:style-name="P2"><text:span text:style-name="T2"><text:s text:c="5"/></text:span><text:span text:style-name="T2">5 <text:s text:c="2"/>9 <text:s text:c="2"/>8 <text:s text:c="2"/>7 <text:s/>55 <text:s text:c="2"/>4 597 <text:s text:c="2"/>1 <text:s/>13 <text:s/>14 <text:s/>18</text:span></text:p>
            <text:p text:style-name="P2"><text:span text:style-name="T2"><text:s text:c="5"/></text:span><text:span text:style-name="T2">6 <text:s/>15 <text:s text:c="2"/>6 <text:s text:c="2"/>2 <text:s text:c="2"/>2 <text:s text:c="2"/>7 <text:s text:c="2"/>6 745 <text:s text:c="2"/>0 <text:s text:c="2"/>7 <text:s text:c="2"/>0</text:span></text:p>
            <text:p text:style-name="P2"><text:span text:style-name="T2"><text:s text:c="5"/></text:span><text:span text:style-name="T2">7 <text:s text:c="2"/>0 <text:s text:c="2"/>2 <text:s text:c="2"/>4 <text:s/>16 <text:s text:c="2"/>5 <text:s text:c="2"/>3 <text:s text:c="2"/>0 716 <text:s text:c="2"/>6 <text:s/>20</text:span></text:p>
            <text:p text:style-name="P2"><text:span text:style-name="T2"><text:s text:c="5"/></text:span><text:span text:style-name="T2">8 <text:s/>25 <text:s text:c="2"/>4 <text:s/>22 <text:s/>13 <text:s text:c="2"/>7 <text:s/>14 <text:s/>22 <text:s text:c="2"/>4 688 <text:s/>10</text:span></text:p>
            <text:p text:style-name="P2"><text:span text:style-name="T2"><text:s text:c="5"/></text:span><text:span text:style-name="T2">9 <text:s text:c="2"/>0 <text:s text:c="2"/>5 <text:s text:c="2"/>0 <text:s/>10 <text:s/>81 <text:s/>17 <text:s text:c="2"/>0 <text:s/>97 <text:s/>15 678</text:span></text:p>
            <text:p text:style-name="P2"><text:span text:style-name="T2">[1] "7050 <text:s/>of <text:s/>7982"</text:span></text:p>
            <text:p text:style-name="P2"><text:span text:style-name="T2">[1] "88.323728388875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000 gbm</text:p>
          </draw:text-box>
        </draw:frame>
        <draw:frame draw:style-name="gr3" draw:text-style-name="P2" draw:layer="layout" svg:width="17.761cm" svg:height="8.129cm" svg:x="3.321cm" svg:y="5.588cm">
          <draw:text-box>
            <text:p text:style-name="P2"><text:span text:style-name="T2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2"><text:span text:style-name="T2"><text:s text:c="5"/></text:span><text:span text:style-name="T2">0 713 <text:s text:c="2"/>0 <text:s text:c="2"/>3 <text:s text:c="2"/>1 <text:s text:c="2"/>2 <text:s text:c="2"/>1 <text:s/>15 <text:s text:c="2"/>1 <text:s text:c="2"/>8 <text:s text:c="2"/>2</text:span></text:p>
            <text:p text:style-name="P2"><text:span text:style-name="T2"><text:s text:c="5"/></text:span><text:span text:style-name="T2">1 <text:s text:c="2"/>0 875 <text:s text:c="2"/>7 <text:s text:c="2"/>7 <text:s text:c="2"/>4 <text:s text:c="2"/>8 <text:s text:c="2"/>1 <text:s text:c="2"/>7 <text:s text:c="2"/>4 <text:s text:c="2"/>4</text:span></text:p>
            <text:p text:style-name="P2"><text:span text:style-name="T2"><text:s text:c="5"/></text:span><text:span text:style-name="T2">2 <text:s text:c="2"/>3 <text:s text:c="2"/>7 705 <text:s/>49 <text:s text:c="2"/>0 <text:s/>13 <text:s text:c="2"/>3 <text:s/>14 <text:s/>12 <text:s text:c="2"/>0</text:span></text:p>
            <text:p text:style-name="P2"><text:span text:style-name="T2"><text:s text:c="5"/></text:span><text:span text:style-name="T2">3 <text:s text:c="2"/>0 <text:s text:c="2"/>0 <text:s/>14 680 <text:s text:c="2"/>0 <text:s/>37 <text:s text:c="2"/>0 <text:s text:c="2"/>4 <text:s text:c="2"/>3 <text:s text:c="2"/>4</text:span></text:p>
            <text:p text:style-name="P2"><text:span text:style-name="T2"><text:s text:c="5"/></text:span><text:span text:style-name="T2">4 <text:s text:c="2"/>3 <text:s text:c="2"/>2 <text:s text:c="2"/>3 <text:s text:c="2"/>2 664 <text:s text:c="2"/>2 <text:s text:c="2"/>1 <text:s/>11 <text:s/>12 <text:s/>54</text:span></text:p>
            <text:p text:style-name="P2"><text:span text:style-name="T2"><text:s text:c="5"/></text:span><text:span text:style-name="T2">5 <text:s text:c="2"/>8 <text:s/>10 <text:s text:c="2"/>4 <text:s/>53 <text:s text:c="2"/>4 598 <text:s/>22 <text:s/>14 <text:s/>19 <text:s text:c="2"/>5</text:span></text:p>
            <text:p text:style-name="P2"><text:span text:style-name="T2"><text:s text:c="5"/></text:span><text:span text:style-name="T2">6 <text:s/>14 <text:s text:c="2"/>3 <text:s/>10 <text:s text:c="2"/>3 <text:s text:c="2"/>5 <text:s text:c="2"/>8 742 <text:s text:c="2"/>0 <text:s text:c="2"/>6 <text:s text:c="2"/>0</text:span></text:p>
            <text:p text:style-name="P2"><text:span text:style-name="T2"><text:s text:c="5"/></text:span><text:span text:style-name="T2">7 <text:s text:c="2"/>1 <text:s text:c="2"/>3 <text:s/>12 <text:s/>11 <text:s text:c="2"/>4 <text:s text:c="2"/>3 <text:s text:c="2"/>0 719 <text:s text:c="2"/>2 <text:s/>30</text:span></text:p>
            <text:p text:style-name="P2"><text:span text:style-name="T2"><text:s text:c="5"/></text:span><text:span text:style-name="T2">8 <text:s/>35 <text:s text:c="2"/>2 <text:s/>28 <text:s/>25 <text:s text:c="2"/>2 <text:s/>13 <text:s text:c="2"/>8 <text:s text:c="2"/>1 693 <text:s/>17</text:span></text:p>
            <text:p text:style-name="P2"><text:span text:style-name="T2"><text:s text:c="5"/></text:span><text:span text:style-name="T2">9 <text:s text:c="2"/>0 <text:s text:c="2"/>1 <text:s text:c="2"/>3 <text:s/>10 <text:s/>75 <text:s/>10 <text:s text:c="2"/>0 <text:s/>88 <text:s/>17 676</text:span></text:p>
            <text:p text:style-name="P2"><text:span text:style-name="T2">[1] "7065 <text:s/>of <text:s/>7982"</text:span></text:p>
            <text:p text:style-name="P2"><text:span text:style-name="T2">[1] "88.5116512152343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20:20:16.420275528</meta:creation-date>
    <meta:print-date>2015-06-21T01:08:05.281652594</meta:print-date>
    <dc:date>2015-06-21T14:09:19.773873208</dc:date>
    <meta:editing-duration>PT1H32M55S</meta:editing-duration>
    <meta:editing-cycles>3</meta:editing-cycles>
    <meta:generator>LibreOffice/4.2.8.2$Linux_X86_64 LibreOffice_project/420m0$Build-2</meta:generator>
    <meta:document-statistic meta:object-count="57"/>
  </office:meta>
</office:document-meta>
</file>